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ef7b6" officeooo:paragraph-rsid="001ef7b6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eaf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af09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Text_20_body">Nama : Ari Ali Nugroho</text:p>
      <text:p text:style-name="Text_20_body">Kelas : 11 IPA 3</text:p>
      <text:p text:style-name="Text_20_body"/>
      <text:p text:style-name="Text_20_body">Waktu : <text:span text:style-name="T2">7 </text:span>Mei 2020 (video durasi: 25 menit)</text:p>
      <text:p text:style-name="Text_20_body">Sumber : Internet (youtube.com)</text:p>
      <text:p text:style-name="Text_20_body">Penceramah : Ustadz Adi hidayat</text:p>
      <text:p text:style-name="Text_20_body"><text:span text:style-name="T3">Materi : </text:span><text:span text:style-name="T4">Rahasia waktu berbuka</text:span><text:span text:style-name="T3">.</text:span></text:p>
      <text:p text:style-name="Text_20_body"><text:span text:style-name="T3"/></text:p>
      <text:h text:style-name="P1" text:outline-level="1">Rangkuman:</text:h>
      <text:p text:style-name="P3"/>
      <text:list xml:id="list1895949786" text:style-name="L1">
        <text:list-item>
          <text:p text:style-name="P2">Nabi bersabda <text:span text:style-name="T1">Shallallahu ‘alaihi wa sallam bersabda </text:span>"Bagi orang yang melaksanakan puasa ada dua kebahagiaan; kebahagiaan ketika berbuka, dan kebahagiaan ketika bertemu dengan Rabbnya."</text:p>
        </text:list-item>
        <text:list-item>
          <text:p text:style-name="P2">Nabi <text:span text:style-name="T1">Shallallahu ‘alaihi wa sallam</text:span> bersabda "Ada tiga orang yang doanya sulit ditolak : Orang yang berpuasa ketika berbuka, Pemimpin yang adil, Orang terdzalimi.” </text:p>
        </text:list-item>
        <text:list-item>
          <text:p text:style-name="P2">Nabi <text:span text:style-name="T1">Shallallahu ‘alaihi wa sallam </text:span>bersabda "Ada tiga doa yang tidak tertolak. Doanya orang yang berpuasa ketika berbuka, doanya pemimpin yang adil dan doanya orang yang terzhalimi"</text:p>
        </text:list-item>
        <text:list-item>
          <text:p text:style-name="P2">Kebahagian orang puasa ada dua, ketika berbuka (doa akan dikabulkan) dan pahala yang besar.</text:p>
        </text:list-item>
        <text:list-item>
          <text:p text:style-name="P2">Doa ketika berbuka puasa (1): ذَهَبَ الظَّمَاءُ وَابْتَلَّتِ الْعُرُوْقُ، وَثَبَتَ اْلأَجْؤُ إِنْ شَاءَاللَّهُ</text:p>
        </text:list-item>
        <text:list-item>
          <text:p text:style-name="P2">Doa ketika berbuka puasa (2): اللَّهُمَّ لَكَ صُمْتُ وَبِكَ آمَنْتُ وَعَلَى رِزْقِكَ أَفْطَرْتُ بِرَحْمَتِكَ يَا أَرْحَمَ الرَّاحِمِينَ </text:p>
        </text:list-item>
        <text:list-item>
          <text:p text:style-name="P2">Doa ketika berbuka puasa (3): اللهُمَّ إِنِّي أَسْأَلُكَ بِرَحْمَتِكَ الَّتِي وَسِعَتْ كُلَّ شَيْءٍ أَنْ تَغْفِرَ لِي</text:p>
        </text:list-item>
        <text:list-item>
          <text:p text:style-name="P2">Berdoa ketika puasa; Berdoa dengan doa pembuka, lalu berdoa semua yang ingin dimohonka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07:35:04.159659816</meta:creation-date>
    <dc:date>2020-05-07T07:38:56.984158242</dc:date>
    <meta:editing-duration>PT3M52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1" meta:paragraph-count="16" meta:word-count="191" meta:character-count="1164" meta:non-whitespace-character-count="995"/>
  </office:meta>
</office:document-meta>
</file>